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6900000260A686D386532F480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583cm" svg:x="0.047cm" svg:y="0.036cm">
          <draw:image xlink:href="Pictures/100002010000056900000260A686D386532F480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0-17T07:47:54.245884808</dc:date>
    <meta:editing-duration>PT2M25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